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01cd" officeooo:paragraph-rsid="000b01c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1646" officeooo:paragraph-rsid="000c164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d77" officeooo:paragraph-rsid="000cbd7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eaea" officeooo:paragraph-rsid="000deaea" style:font-size-asian="12.25pt" style:font-weight-asian="normal" style:font-size-complex="14pt" style:font-weight-complex="normal"/>
    </style:style>
    <style:style style:name="T1" style:family="text">
      <style:text-properties officeooo:rsid="000cbd77"/>
    </style:style>
    <style:style style:name="T2" style:family="text">
      <style:text-properties officeooo:rsid="000fb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344 System Programming</text:p>
      <text:p text:style-name="P1">HW #6</text:p>
      <text:p text:style-name="P2"/>
      <text:p text:style-name="P3">In this homework we use thread create and join functions. </text:p>
      <text:p text:style-name="P3">I create one producer and some consumer. I did not copy any file. Only producer and consumer works and mutex, phtread_join and phtread cond works. </text:p>
      <text:p text:style-name="P3">I could not copy file and directory. </text:p>
      <text:p text:style-name="P3"/>
      <text:p text:style-name="P4">In this homework , I use pthread_create, pthread_join, pthread_mutex, pthread_cond_wait, <text:span text:style-name="T1">signalHandler</text:span>. Producer and consumer works together and correctly. This is in infinite loop. Ctrl c is for exit. <text:s/><text:span text:style-name="T1">For run the file only ./pCp</text:span></text:p>
      <text:p text:style-name="P5">Commandline arguments <text:span text:style-name="T2">using but not need</text:span>.</text:p>
      <text:p text:style-name="P5"/>
      <text:p text:style-name="P5"/>
      <text:p text:style-name="P6">Ahmet Yuşa Telli</text:p>
      <text:p text:style-name="P6">1510440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30:27.552484531</meta:creation-date>
    <dc:date>2019-05-03T16:59:15.759040633</dc:date>
    <meta:editing-duration>PT28M45S</meta:editing-duration>
    <meta:editing-cycles>6</meta:editing-cycles>
    <meta:generator>LibreOffice/6.2.2.2$Linux_X86_64 LibreOffice_project/20$Build-2</meta:generator>
    <meta:document-statistic meta:table-count="0" meta:image-count="0" meta:object-count="0" meta:page-count="1" meta:paragraph-count="9" meta:word-count="92" meta:character-count="569" meta:non-whitespace-character-count="482"/>
  </office:meta>
</office:document-meta>
</file>